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2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pt"/>
    </style:style>
    <style:style style:name="ce9" style:family="table-cell" style:parent-style-name="Default" style:data-style-name="N0"/>
    <style:style style:name="ce1" style:family="table-cell" style:parent-style-name="Default" style:data-style-name="N0"/>
    <style:style style:name="ce5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ckage_8P3" table:style-name="ta1">
        <table:table-column table:style-name="co1" table:number-columns-repeated="1024" table:default-cell-style-name="ce1"/>
        <table:table-row table:style-name="ro1">
          <table:table-cell table:style-name="ce2" office:value-type="string" calcext:value-type="string" table:number-columns-spanned="2" table:number-rows-spanned="1">
            <text:p>ATtiny85 - 8P3</text:p>
          </table:table-cell>
          <table:covered-table-cell table:style-name="ce9"/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2" table:number-rows-spanned="1">
            <text:p>Package Description</text:p>
          </table:table-cell>
          <table:covered-table-cell table:style-name="ce9"/>
          <table:table-cell table:number-columns-repeated="3"/>
          <table:table-cell table:style-name="ce3" office:value-type="string" calcext:value-type="string" table:number-columns-spanned="2" table:number-rows-spanned="1">
            <text:p>Assumptions</text:p>
          </table:table-cell>
          <table:covered-table-cell table:style-name="ce9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4" table:number-rows-spanned="8">
            <text:p>8P3, 8-lead, 0.300" Wide Body, Plastic Dual In-line Package (PDIP)</text:p>
            <text:p>Devices utilizing this package include:</text:p>
            <text:p>ATtiny85V-10PU</text:p>
            <text:p>ATtiny85-20PU</text:p>
          </table:table-cell>
          <table:covered-table-cell table:number-columns-repeated="3" table:style-name="ce9"/>
          <table:table-cell/>
          <table:table-cell table:style-name="ce4" office:value-type="string" calcext:value-type="string" table:number-columns-spanned="4" table:number-rows-spanned="8">
            <text:p>- Using NOM measurements from datasheet.</text:p>
            <text:p>- Measurements are in inches (sorry).</text:p>
            <text:p>- Origin (0,0) is center of PIN1</text:p>
            <text:p>- X direction is width (shortest dimension)</text:p>
            <text:p>- Y direction is length (longest dimension)</text:p>
            <text:p>- X1, X2, Y1, and Y2 are points representing the outer frame.</text:p>
            <text:p>- PIN1, PIN2, ... are coordinates representing the pins of the microcontroller</text:p>
          </table:table-cell>
          <table:covered-table-cell table:number-columns-repeated="3" table:style-name="ce9"/>
          <table:table-cell table:number-columns-repeated="1015"/>
        </table:table-row>
        <table:table-row table:style-name="ro1">
          <table:covered-table-cell table:number-columns-repeated="4" table:style-name="ce9"/>
          <table:table-cell/>
          <table:covered-table-cell table:number-columns-repeated="4" table:style-name="ce9"/>
          <table:table-cell table:number-columns-repeated="1015"/>
        </table:table-row>
        <table:table-row table:style-name="ro1">
          <table:covered-table-cell table:number-columns-repeated="4" table:style-name="ce9"/>
          <table:table-cell/>
          <table:covered-table-cell table:number-columns-repeated="4" table:style-name="ce9"/>
          <table:table-cell table:number-columns-repeated="1015"/>
        </table:table-row>
        <table:table-row table:style-name="ro1">
          <table:covered-table-cell table:number-columns-repeated="4" table:style-name="ce9"/>
          <table:table-cell/>
          <table:covered-table-cell table:number-columns-repeated="4" table:style-name="ce9"/>
          <table:table-cell table:number-columns-repeated="1015"/>
        </table:table-row>
        <table:table-row table:style-name="ro1">
          <table:covered-table-cell table:number-columns-repeated="4" table:style-name="ce9"/>
          <table:table-cell/>
          <table:covered-table-cell table:number-columns-repeated="4" table:style-name="ce9"/>
          <table:table-cell table:number-columns-repeated="1015"/>
        </table:table-row>
        <table:table-row table:style-name="ro1">
          <table:covered-table-cell table:number-columns-repeated="4" table:style-name="ce9"/>
          <table:table-cell/>
          <table:covered-table-cell table:number-columns-repeated="4" table:style-name="ce9"/>
          <table:table-cell table:number-columns-repeated="1015"/>
        </table:table-row>
        <table:table-row table:style-name="ro1">
          <table:covered-table-cell table:number-columns-repeated="4" table:style-name="ce9"/>
          <table:table-cell/>
          <table:covered-table-cell table:number-columns-repeated="4" table:style-name="ce9"/>
          <table:table-cell table:number-columns-repeated="1015"/>
        </table:table-row>
        <table:table-row table:style-name="ro1">
          <table:covered-table-cell table:number-columns-repeated="4" table:style-name="ce9"/>
          <table:table-cell/>
          <table:covered-table-cell table:number-columns-repeated="4" table:style-name="ce9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2" table:number-rows-spanned="1">
            <text:p>Measurements</text:p>
          </table:table-cell>
          <table:covered-table-cell table:style-name="ce9"/>
          <table:table-cell table:number-columns-repeated="3"/>
          <table:table-cell table:style-name="ce3" office:value-type="string" calcext:value-type="string" table:number-columns-spanned="2" table:number-rows-spanned="1">
            <text:p>Calculations</text:p>
          </table:table-cell>
          <table:covered-table-cell table:style-name="ce9"/>
          <table:table-cell table:number-columns-repeated="1017"/>
        </table:table-row>
        <table:table-row table:style-name="ro1">
          <table:table-cell office:value-type="string" calcext:value-type="string">
            <text:p>eA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Pin separation width</text:p>
          </table:table-cell>
          <table:table-cell table:number-columns-repeated="2"/>
          <table:table-cell table:style-name="ce5" office:value-type="string" calcext:value-type="string">
            <text:p>PIN1-&gt;X1</text:p>
          </table:table-cell>
          <table:table-cell table:formula="of:= ([.B12] - [.B13]) / 2" office:value-type="float" office:value="0.025" calcext:value-type="float">
            <text:p>0.025</text:p>
          </table:table-cell>
          <table:table-cell office:value-type="string" calcext:value-type="string">
            <text:p>Distance between width-wise edge of outer frame and PIN1's cen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Width of frame</text:p>
          </table:table-cell>
          <table:table-cell table:number-columns-repeated="2"/>
          <table:table-cell office:value-type="string" calcext:value-type="string">
            <text:p>PIN1-&gt;Y1</text:p>
          </table:table-cell>
          <table:table-cell table:formula="of:= ([.B15] - [.B14]*3) / 2" office:value-type="float" office:value="0.0325" calcext:value-type="float">
            <text:p>0.0325</text:p>
          </table:table-cell>
          <table:table-cell office:value-type="string" calcext:value-type="string">
            <text:p>Distance between length-wise edge of outer frame and PIN1's cen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Pin separation leng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.365" calcext:value-type="float">
            <text:p>0.365</text:p>
          </table:table-cell>
          <table:table-cell office:value-type="string" calcext:value-type="string">
            <text:p>Length of frame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2" table:number-rows-spanned="1">
            <text:p>Coordinates</text:p>
          </table:table-cell>
          <table:covered-table-cell table:style-name="ce9"/>
          <table:table-cell table:number-columns-repeated="1022"/>
        </table:table-row>
        <table:table-row table:style-name="ro1">
          <table:table-cell office:value-type="string" calcext:value-type="string">
            <text:p>X1</text:p>
          </table:table-cell>
          <table:table-cell table:formula="of:= 0 + [.G12]" office:value-type="float" office:value="0.025" calcext:value-type="float">
            <text:p>0.025</text:p>
          </table:table-cell>
          <table:table-cell office:value-type="string" calcext:value-type="string">
            <text:p>PIN3_Y</text:p>
          </table:table-cell>
          <table:table-cell table:formula="of:= [.B27] - [.B14]*2" office:value-type="float" office:value="-0.2" calcext:value-type="float">
            <text:p>-0.2</text:p>
          </table:table-cell>
          <table:table-cell office:value-type="string" calcext:value-type="string">
            <text:p>PIN8_X</text:p>
          </table:table-cell>
          <table:table-cell table:formula="of:= [.B26] + [.B12]*1"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2</text:p>
          </table:table-cell>
          <table:table-cell table:formula="of:= [.B22] + [.B13]" office:value-type="float" office:value="0.275" calcext:value-type="float">
            <text:p>0.275</text:p>
          </table:table-cell>
          <table:table-cell office:value-type="string" calcext:value-type="string">
            <text:p>PIN4_X</text:p>
          </table:table-cell>
          <table:table-cell table:formula="of:= [.B26] + [.B12]*0" office:value-type="float" office:value="0" calcext:value-type="float">
            <text:p>0</text:p>
          </table:table-cell>
          <table:table-cell office:value-type="string" calcext:value-type="string">
            <text:p>PIN8_Y</text:p>
          </table:table-cell>
          <table:table-cell table:formula="of:= [.B27] - [.B14]*3"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1</text:p>
          </table:table-cell>
          <table:table-cell table:formula="of:= 0 + [.G13]" office:value-type="float" office:value="0.0325" calcext:value-type="float">
            <text:p>0.0325</text:p>
          </table:table-cell>
          <table:table-cell office:value-type="string" calcext:value-type="string">
            <text:p>PIN4_Y</text:p>
          </table:table-cell>
          <table:table-cell table:formula="of:= [.B27] - [.B14]*3" office:value-type="float" office:value="-0.3" calcext:value-type="float">
            <text:p>-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2</text:p>
          </table:table-cell>
          <table:table-cell table:formula="of:= [.B24] - [.B15]" office:value-type="float" office:value="-0.3325" calcext:value-type="float">
            <text:p>-0.3325</text:p>
          </table:table-cell>
          <table:table-cell office:value-type="string" calcext:value-type="string">
            <text:p>PIN5_X</text:p>
          </table:table-cell>
          <table:table-cell table:formula="of:= [.B26] + [.B12]*1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N1_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N5_Y</text:p>
          </table:table-cell>
          <table:table-cell table:formula="of:= [.B27] + [.B14]*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N1_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N6_X</text:p>
          </table:table-cell>
          <table:table-cell table:formula="of:= [.B26] + [.B12]*1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N2_X</text:p>
          </table:table-cell>
          <table:table-cell table:formula="of:= [.B26] + [.B12]*0" office:value-type="float" office:value="0" calcext:value-type="float">
            <text:p>0</text:p>
          </table:table-cell>
          <table:table-cell office:value-type="string" calcext:value-type="string">
            <text:p>PIN6_Y</text:p>
          </table:table-cell>
          <table:table-cell table:formula="of:= [.B27] - [.B14]*1" office:value-type="float" office:value="-0.1" calcext:value-type="float">
            <text:p>-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N2_Y</text:p>
          </table:table-cell>
          <table:table-cell table:formula="of:= [.B27] - [.B14]*1" office:value-type="float" office:value="-0.1" calcext:value-type="float">
            <text:p>-0.1</text:p>
          </table:table-cell>
          <table:table-cell office:value-type="string" calcext:value-type="string">
            <text:p>PIN7_X</text:p>
          </table:table-cell>
          <table:table-cell table:formula="of:= [.B26] + [.B12]*1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N3_X</text:p>
          </table:table-cell>
          <table:table-cell table:formula="of:= [.B26] + [.B12]*0" office:value-type="float" office:value="0" calcext:value-type="float">
            <text:p>0</text:p>
          </table:table-cell>
          <table:table-cell office:value-type="string" calcext:value-type="string">
            <text:p>PIN7_Y</text:p>
          </table:table-cell>
          <table:table-cell table:formula="of:= [.B27] - [.B14]*2" office:value-type="float" office:value="-0.2" calcext:value-type="float">
            <text:p>-0.2</text:p>
          </table:table-cell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  <style:page-layout style:name="Mpm4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8">00/00/0000</text:date>, <text:time style:data-style-name="N2" text:time-value="23:09:22.1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meta:initial-creator/>
    <meta:creation-date>2015-06-05T18:17:20Z</meta:creation-date>
    <dc:date>2018-06-28T23:10:43.321000000</dc:date>
    <meta:editing-duration>PT17M14S</meta:editing-duration>
    <meta:editing-cycles>2</meta:editing-cycles>
    <meta:document-statistic meta:table-count="1" meta:cell-count="66" meta:object-count="0"/>
  </office:meta>
</office:document-meta>
</file>